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ahoma2" svg:font-family="Tahoma, Lucidasans"/>
    <style:font-face style:name="Times" svg:font-family="Times"/>
    <style:font-face style:name="Bitstream Vera Sans Mono" svg:font-family="'Bitstream Vera Sans Mono'" style:font-family-generic="modern"/>
    <style:font-face style:name="Courier" svg:font-family="Courier" style:font-family-generic="modern"/>
    <style:font-face style:name="Bitstream Vera Sans" svg:font-family="'Bitstream Vera Sans'" style:font-pitch="variable"/>
    <style:font-face style:name="Tahoma1" svg:font-family="Tahoma, Lucidasans" style:font-pitch="variable"/>
    <style:font-face style:name="Nimbus Roman No9 L" svg:font-family="'Nimbus Roman No9 L', 'Times New Roman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italic" style:text-underline-style="none" fo:font-weight="bold" style:font-name-asian="Bitstream Vera Sans" style:font-size-asian="11pt" style:language-asian="zxx" style:country-asian="none" style:font-style-asian="italic" style:font-weight-asian="bold" style:font-name-complex="Tahoma1" style:font-size-complex="11pt" style:language-complex="zxx" style:country-complex="none" style:font-style-complex="italic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italic" fo:font-weight="bold" style:font-name-asian="Bitstream Vera Sans" style:font-size-asian="11pt" style:language-asian="zxx" style:country-asian="none" style:font-style-asian="italic" style:font-weight-asian="bold" style:font-name-complex="Tahoma1" style:font-size-complex="11pt" style:language-complex="zxx" style:country-complex="none" style:font-style-complex="italic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6pt" fo:language="es" fo:country="ES" fo:font-style="italic" style:text-underline-style="none" fo:font-weight="normal" style:font-name-asian="Bitstream Vera Sans" style:font-size-asian="6pt" style:language-asian="zxx" style:country-asian="none" style:font-style-asian="italic" style:font-weight-asian="normal" style:font-name-complex="Tahoma1" style:font-size-complex="6pt" style:language-complex="zxx" style:country-complex="none" style:font-style-complex="italic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Courier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1" style:font-size-complex="11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/>
    </style:style>
    <style:style style:name="T1" style:family="text">
      <style:text-properties fo:color="#800000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1" style:font-size-complex="11pt" style:language-complex="zxx" style:country-complex="none"/>
    </style:style>
    <style:style style:name="T2" style:family="text">
      <style:text-properties fo:color="#800000" style:font-name="Bitstream Vera Sans" fo:font-size="11pt" fo:language="es" fo:country="ES" style:font-name-asian="Bitstream Vera Sans" style:font-size-asian="11pt" style:language-asian="zxx" style:country-asian="none" style:font-name-complex="Tahoma1" style:font-size-complex="11pt" style:language-complex="zxx" style:country-complex="none"/>
    </style:style>
    <style:style style:name="T3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1" style:font-size-complex="11pt" style:language-complex="zxx" style:country-complex="none"/>
    </style:style>
    <style:style style:name="T4" style:family="text">
      <style:text-properties style:use-window-font-color="true" style:font-name="Bitstream Vera Sans" fo:font-size="11pt" fo:language="es" fo:country="ES" style:font-name-asian="Bitstream Vera Sans" style:font-size-asian="11pt" style:language-asian="zxx" style:country-asian="none" style:font-name-complex="Tahoma1" style:font-size-complex="11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ACTICA DE FUNCIONES EN LINUX: SSH</text:p>
      <text:p text:style-name="P2"/>
      <text:p text:style-name="P4">Autores:</text:p>
      <text:p text:style-name="P4"/>
      <text:p text:style-name="P4">La siguiente práctica se realizará en parejas.</text:p>
      <text:p text:style-name="P4"/>
      <text:p text:style-name="P4">Realizar las siguientes acciones. Especificar en la memoria los pasos realizados y las </text:p>
      <text:p text:style-name="P4">comprobación del correcto funcionamiento de cada uno de los apartados. En la medida de lo posible insertar capturas de pantalla.</text:p>
      <text:p text:style-name="P10"/>
      <text:p text:style-name="P8"><text:span text:style-name="T1">1.</text:span><text:span text:style-name="T3">Restringir el acceso por ssh al usuario root</text:span></text:p>
      <text:p text:style-name="P7"/>
      <text:p text:style-name="P10"/>
      <text:p text:style-name="P8"><text:span text:style-name="T1">2.</text:span><text:span text:style-name="T3">Modificar el puerto por defecto por el que escucha ssh al 2233</text:span><text:span text:style-name="T4">.</text:span></text:p>
      <text:p text:style-name="P5"/>
      <text:p text:style-name="P11"/>
      <text:p text:style-name="P8"><text:span text:style-name="T2">3.</text:span><text:span text:style-name="T4">El comando scp permite la copia de archivo entre ordenadores remotos. Utiliza scp <text:s/>para copiar un fichero de un ordenador a otro (en las dos direcciones).</text:span></text:p>
      <text:p text:style-name="P5"/>
      <text:p text:style-name="P11"/>
      <text:p text:style-name="P8"><text:span text:style-name="T2">4.</text:span><text:span text:style-name="T4">Crear un tunel entre cliente y servidor de forma que si accedo al puerto 8090 local mediante el navegador, acceda al servidor web de la máquina remota.</text:span></text:p>
      <text:p text:style-name="P1"/>
      <text:p text:style-name="P11"/>
      <text:p text:style-name="P8"><text:span text:style-name="T2">5.</text:span><text:span text:style-name="T4">VNC vía tunel SSH. Acceder mediante un tunel ssh a un escritorio compartido en la máquina remota.</text:span></text:p>
      <text:p text:style-name="P5"/>
      <text:p text:style-name="P10"/>
      <text:p text:style-name="P8"><text:span text:style-name="T1">6.</text:span><text:span text:style-name="T3">Definir una relación de confianza entre el usuario de la máquina local y el usuario de la máquina remota, de manera que no sea necesario suministrar una contraseña para acceder a la misma.</text:span></text:p>
      <text:p text:style-name="P4"/>
      <text:p text:style-name="P11"/>
      <text:p text:style-name="P8"><text:span text:style-name="T2">7.</text:span><text:span text:style-name="T4">Instalar el cliente ssh para windows, putty y comprobar su funcionamiento. Crear un tunel mediante ssh (por ejemplo para acceder a un escritorio compartido en un host remoto con Linux) </text:span></text:p>
      <text:p text:style-name="P11"/>
      <text:p text:style-name="P11"/>
      <text:p text:style-name="P8"><text:span text:style-name="T2">8.</text:span><text:span text:style-name="T4">Instalar y configurar servidor y cliente de FreeNX en diferentes plataformas (Windows, linux, ¿mac?).</text:span>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Tahoma2" svg:font-family="Tahoma, Lucidasans"/>
    <style:font-face style:name="Times" svg:font-family="Times"/>
    <style:font-face style:name="Bitstream Vera Sans Mono" svg:font-family="'Bitstream Vera Sans Mono'" style:font-family-generic="modern"/>
    <style:font-face style:name="Courier" svg:font-family="Courier" style:font-family-generic="modern"/>
    <style:font-face style:name="Bitstream Vera Sans" svg:font-family="'Bitstream Vera Sans'" style:font-pitch="variable"/>
    <style:font-face style:name="Tahoma1" svg:font-family="Tahoma, Lucidasans" style:font-pitch="variable"/>
    <style:font-face style:name="Nimbus Roman No9 L" svg:font-family="'Nimbus Roman No9 L', 'Times New Roman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size="12pt" fo:language="es" fo:country="ES" style:font-name-asian="Bitstream Vera Sans" style:font-size-asian="12pt" style:language-asian="zxx" style:country-asian="none" style:font-name-complex="Tahoma1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/>
      <style:text-properties fo:font-size="6pt" style:font-size-asian="6pt" style:font-size-complex="6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tiqueta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2"/>
    </style:style>
    <style:style style:name="WW-Etiqueta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2"/>
    </style:style>
    <style:style style:name="WW-Etiqueta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Tahoma2"/>
    </style:style>
    <style:style style:name="WW-Etiqueta1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Tahoma2"/>
    </style:style>
    <style:style style:name="Absatz-Standardschriftart" style:family="text"/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Bitstream Vera Sans Mono" style:font-name-asian="Bitstream Vera Sans Mono" style:font-name-complex="Bitstream Vera Sans Mono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Carácter_20_de_20_numeración" style:display-name="WW-Carácter de numeración" style:family="text"/>
    <style:style style:name="WW-Carácter_20_de_20_numeración1" style:display-name="WW-Carácter de numeración1" style:family="text"/>
    <style:style style:name="WW-Carácter_20_de_20_numeración11" style:display-name="WW-Carácter de numeración11" style:family="text"/>
    <style:style style:name="WW-Carácter_20_de_20_numeración111" style:display-name="WW-Carácter de numeración111" style:family="text"/>
    <style:style style:name="WW-Carácter_20_de_20_numeración1111" style:display-name="WW-Carácter de numeración1111" style:family="text"/>
    <style:style style:name="WW-Texto_20_no_20_proporcional" style:display-name="WW-Texto no proporcional" style:family="text">
      <style:text-properties style:font-name="Bitstream Vera Sans Mono" style:font-name-asian="Bitstream Vera Sans Mono" style:font-name-complex="Bitstream Vera Sans Mono"/>
    </style:style>
    <style:style style:name="WW-Texto_20_no_20_proporcional1" style:display-name="WW-Texto no proporcional1" style:family="text">
      <style:text-properties style:font-name="Bitstream Vera Sans Mono" style:font-name-asian="Bitstream Vera Sans Mono" style:font-name-complex="Bitstream Vera Sans Mono"/>
    </style:style>
    <style:style style:name="WW-Texto_20_no_20_proporcional11" style:display-name="WW-Texto no proporcional11" style:family="text">
      <style:text-properties style:font-name="Bitstream Vera Sans Mono" style:font-name-asian="Bitstream Vera Sans Mono" style:font-name-complex="Bitstream Vera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5-11-15T07:20:13</meta:creation-date>
    <dc:date>2007-11-04T22:25:21</dc:date>
    <meta:print-date>2007-11-04T22:06:33</meta:print-date>
    <meta:editing-cycles>6</meta:editing-cycles>
    <meta:editing-duration>PT1H15M43S</meta:editing-duration>
    <meta:document-statistic meta:table-count="0" meta:image-count="0" meta:object-count="0" meta:page-count="1" meta:paragraph-count="13" meta:word-count="214" meta:character-count="1303" meta:non-whitespace-character-count="1099"/>
    <meta:user-defined meta:name="Info 1"/>
    <meta:user-defined meta:name="Info 2"/>
    <meta:user-defined meta:name="Info 3"/>
    <meta:user-defined meta:name="Info 4"/>
  </office:meta>
</office:document-meta>
</file>